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9in"/>
    </style:style>
    <style:style style:name="co4" style:family="table-column">
      <style:table-column-properties fo:break-before="auto" style:column-width="0.8618in"/>
    </style:style>
    <style:style style:name="co5" style:family="table-column">
      <style:table-column-properties fo:break-before="auto" style:column-width="0.2984in"/>
    </style:style>
    <style:style style:name="co6" style:family="table-column">
      <style:table-column-properties fo:break-before="auto" style:column-width="1.289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7"/>
    <style:style style:name="ce4" style:family="table-cell" style:parent-style-name="Default" style:data-style-name="N60"/>
    <style:style style:name="ce5" style:family="table-cell" style:parent-style-name="Default" style:data-style-name="N0"/>
    <style:style style:name="ce6" style:family="table-cell" style:parent-style-name="Default" style:data-style-name="N117">
      <style:text-properties fo:font-weight="bold" style:font-weight-asian="bold" style:font-weight-complex="bold"/>
      <style:map style:condition="cell-content()=&quot;Not stabilised&quot;" style:apply-style-name="Untitled1" style:base-cell-address="Sheet1.C20"/>
      <style:map style:condition="cell-content()=&quot;Stabilised&quot;" style:apply-style-name="Untitled2" style:base-cell-address="Sheet1.C20"/>
    </style:style>
    <style:style style:name="ce7" style:family="table-cell" style:parent-style-name="Default">
      <style:text-properties fo:color="#181615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3">
          <table:table-cell table:style-name="ce1" office:value-type="string">
            <text:p>Kelvin-Helmholtz instability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" office:value-type="string">
            <text:p>Flux tube initial states</text:p>
          </table:table-cell>
          <table:table-cell table:style-name="ce2" office:value-type="string">
            <text:p>Top</text:p>
          </table:table-cell>
          <table:table-cell table:style-name="ce2" office:value-type="string">
            <text:p>Bottom</text:p>
          </table:table-cell>
          <table:table-cell table:number-columns-repeated="2"/>
          <table:table-cell office:value-type="string">
            <text:p>Constants</text:p>
          </table:table-cell>
          <table:table-cell table:number-columns-repeated="2"/>
        </table:table-row>
        <table:table-row table:style-name="ro2">
          <table:table-cell office:value-type="string">
            <text:p>Number density</text:p>
          </table:table-cell>
          <table:table-cell table:number-columns-repeated="2" table:style-name="ce3" office:value-type="float" office:value="128000000">
            <text:p>1.280E+008</text:p>
          </table:table-cell>
          <table:table-cell office:value-type="string">
            <text:p>m⁻³</text:p>
          </table:table-cell>
          <table:table-cell/>
          <table:table-cell office:value-type="string">
            <text:p>Mu_0</text:p>
          </table:table-cell>
          <table:table-cell table:style-name="ce4" office:value-type="float" office:value="0.00000125663706144">
            <text:p>1.26E-006</text:p>
          </table:table-cell>
          <table:table-cell office:value-type="string">
            <text:p>NA⁻²</text:p>
          </table:table-cell>
        </table:table-row>
        <table:table-row table:style-name="ro2">
          <table:table-cell office:value-type="string">
            <text:p>Temperature</text:p>
          </table:table-cell>
          <table:table-cell table:number-columns-repeated="2" table:style-name="ce3" office:value-type="float" office:value="54500000">
            <text:p>5.450E+007</text:p>
          </table:table-cell>
          <table:table-cell office:value-type="string">
            <text:p>K</text:p>
          </table:table-cell>
          <table:table-cell/>
          <table:table-cell office:value-type="string">
            <text:p>m_p</text:p>
          </table:table-cell>
          <table:table-cell table:style-name="ce4" office:value-type="float" office:value="1.67262171E-027">
            <text:p>1.67E-027</text:p>
          </table:table-cell>
          <table:table-cell office:value-type="string">
            <text:p>kg</text:p>
          </table:table-cell>
        </table:table-row>
        <table:table-row table:style-name="ro2">
          <table:table-cell office:value-type="string">
            <text:p>Derived: Pressure</text:p>
          </table:table-cell>
          <table:table-cell table:style-name="ce3" table:formula="of:=[.B5]*[.G9]*[.B6]" office:value-type="float" office:value="0.00000009631417888">
            <text:p>9.631E-008</text:p>
          </table:table-cell>
          <table:table-cell table:style-name="ce3" table:formula="of:=[.C5]*[.G9]*[.C6]" office:value-type="float" office:value="0.00000009631417888">
            <text:p>9.631E-008</text:p>
          </table:table-cell>
          <table:table-cell office:value-type="string">
            <text:p>Pa</text:p>
          </table:table-cell>
          <table:table-cell/>
          <table:table-cell office:value-type="string">
            <text:p>q</text:p>
          </table:table-cell>
          <table:table-cell table:style-name="ce4" office:value-type="float" office:value="1.60217653E-019">
            <text:p>1.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Vx</text:p>
          </table:table-cell>
          <table:table-cell table:number-columns-repeated="2" table:style-name="ce3" office:value-type="float" office:value="1225000">
            <text:p>1.225E+006</text:p>
          </table:table-cell>
          <table:table-cell office:value-type="string">
            <text:p>ms⁻¹</text:p>
          </table:table-cell>
          <table:table-cell/>
          <table:table-cell office:value-type="string">
            <text:p>gamma</text:p>
          </table:table-cell>
          <table:table-cell table:style-name="ce5" office:value-type="float" office:value="1.66666666666667">
            <text:p>1.6666666667</text:p>
          </table:table-cell>
          <table:table-cell/>
        </table:table-row>
        <table:table-row table:style-name="ro2">
          <table:table-cell office:value-type="string">
            <text:p>Vy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ms⁻¹</text:p>
          </table:table-cell>
          <table:table-cell/>
          <table:table-cell office:value-type="string">
            <text:p>k</text:p>
          </table:table-cell>
          <table:table-cell table:style-name="ce4" office:value-type="float" office:value="1.3806505E-023">
            <text:p>1.38E-023</text:p>
          </table:table-cell>
          <table:table-cell office:value-type="string">
            <text:p>J/K</text:p>
          </table:table-cell>
        </table:table-row>
        <table:table-row table:style-name="ro2">
          <table:table-cell office:value-type="string">
            <text:p>V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ms⁻¹</text:p>
          </table:table-cell>
          <table:table-cell/>
          <table:table-cell office:value-type="string">
            <text:p>m_e</text:p>
          </table:table-cell>
          <table:table-cell table:style-name="ce4" office:value-type="float" office:value="9.109E-031">
            <text:p>9.11E-031</text:p>
          </table:table-cell>
          <table:table-cell/>
        </table:table-row>
        <table:table-row table:style-name="ro2">
          <table:table-cell office:value-type="string">
            <text:p>Bx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T</text:p>
          </table:table-cell>
          <table:table-cell/>
          <table:table-cell office:value-type="string">
            <text:p>Epsilon_0</text:p>
          </table:table-cell>
          <table:table-cell table:style-name="ce4" office:value-type="float" office:value="0.00000000000885">
            <text:p>8.85E-012</text:p>
          </table:table-cell>
          <table:table-cell office:value-type="string">
            <text:p>F/m</text:p>
          </table:table-cell>
        </table:table-row>
        <table:table-row table:style-name="ro2">
          <table:table-cell office:value-type="string">
            <text:p>By</text:p>
          </table:table-cell>
          <table:table-cell table:number-columns-repeated="2" table:style-name="ce3" office:value-type="float" office:value="0.000001271">
            <text:p>1.271E-006</text:p>
          </table:table-cell>
          <table:table-cell office:value-type="string">
            <text:p>T</text:p>
          </table:table-cell>
          <table:table-cell/>
          <table:table-cell office:value-type="string">
            <text:p>alpha</text:p>
          </table:table-cell>
          <table:table-cell table:style-name="ce4" office:value-type="float" office:value="1.5">
            <text:p>1.50E+000</text:p>
          </table:table-cell>
          <table:table-cell/>
        </table:table-row>
        <table:table-row table:style-name="ro2">
          <table:table-cell office:value-type="string">
            <text:p>B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T</text:p>
          </table:table-cell>
          <table:table-cell/>
          <table:table-cell office:value-type="string">
            <text:p>c </text:p>
          </table:table-cell>
          <table:table-cell table:style-name="ce4" office:value-type="float" office:value="300000000">
            <text:p>3.00E+008</text:p>
          </table:table-cell>
          <table:table-cell office:value-type="string">
            <text:p>m/s</text:p>
          </table:table-cell>
        </table:table-row>
        <table:table-row table:style-name="ro2">
          <table:table-cell table:number-columns-repeated="6"/>
          <table:table-cell table:style-name="ce4"/>
          <table:table-cell/>
        </table:table-row>
        <table:table-row table:style-name="ro2">
          <table:table-cell office:value-type="string">
            <text:p>c_fast</text:p>
          </table:table-cell>
          <table:table-cell table:style-name="ce3" table:formula="of:=SQRT(0.5*(([.B11]^2+[.B12]^2+[.B13]^2)/([.$G$5]*[.$G$6]*[.B5])+[.B18]^2)+SQRT(0.25*(([.B11]^2+[.B12]^2+[.B13]^2)/([.$G$5]*[.$G$6]*[.B5])+[.B18]^2)^2-[.B18]^2*[.B11]^2/([.$G$5]*[.$G$6]*[.B5])))" office:value-type="float" office:value="2598890.10445913">
            <text:p>2.599E+006</text:p>
          </table:table-cell>
          <table:table-cell table:style-name="ce3" table:formula="of:=SQRT(0.5*(([.C12]^2+[.C12]^2+[.C13]^2)/([.$G$5]*[.$G$6]*[.C5])+[.C18]^2)+SQRT(0.25*(([.C12]^2+[.C12]^2+[.C13]^2)/([.$G$5]*[.$G$6]*[.C5])+[.C18]^2)^2-[.C18]^2*[.C12]^2/([.$G$5]*[.$G$6]*[.C5])))" office:value-type="float" office:value="3520722.6366235">
            <text:p>3.521E+006</text:p>
          </table:table-cell>
          <table:table-cell office:value-type="string">
            <text:p>ms⁻¹</text:p>
          </table:table-cell>
          <table:table-cell/>
          <table:table-cell office:value-type="string">
            <text:p>T~</text:p>
          </table:table-cell>
          <table:table-cell table:formula="of:=[.B6]/([.G35]^2*[.G39]^2)" office:value-type="float" office:value="0.00000906833008893174">
            <text:p>9.06833008893174E-006</text:p>
          </table:table-cell>
          <table:table-cell/>
        </table:table-row>
        <table:table-row table:style-name="ro2">
          <table:table-cell office:value-type="string">
            <text:p>c_slow</text:p>
          </table:table-cell>
          <table:table-cell table:style-name="ce3" table:formula="of:=SQRT(0.5*(([.B11]^2+[.B12]^2+[.B13]^2)/([.$G$5]*[.$G$6]*[.B5])+[.B18]^2)-SQRT(0.25*(([.B11]^2+[.B12]^2+[.B13]^2)/([.$G$5]*[.$G$6]*[.B5])+[.B18]^2)^2-[.B18]^2*[.B11]^2/([.$G$5]*[.$G$6]*[.B5])))" office:value-type="float" office:value="0">
            <text:p>0.000E+000</text:p>
          </table:table-cell>
          <table:table-cell table:style-name="ce3" table:formula="of:=SQRT(0.5*(([.C12]^2+[.C12]^2+[.C13]^2)/([.$G$5]*[.$G$6]*[.C5])+[.C18]^2)-SQRT(0.25*(([.C12]^2+[.C12]^2+[.C13]^2)/([.$G$5]*[.$G$6]*[.C5])+[.C18]^2)^2-[.C18]^2*[.C12]^2/([.$G$5]*[.$G$6]*[.C5])))" office:value-type="float" office:value="602657.540507126">
            <text:p>6.027E+005</text:p>
          </table:table-cell>
          <table:table-cell office:value-type="string">
            <text:p>ms⁻¹</text:p>
          </table:table-cell>
          <table:table-cell table:number-columns-repeated="4"/>
        </table:table-row>
        <table:table-row table:style-name="ro2">
          <table:table-cell office:value-type="string">
            <text:p>c_Alfvén</text:p>
          </table:table-cell>
          <table:table-cell table:style-name="ce3" table:formula="of:=SQRT(([.B11]^2+[.B12]^2+[.B13]^2)/([.$G$5]*[.$G$6]*[.B5]))" office:value-type="float" office:value="2450398.78797464">
            <text:p>2.450E+006</text:p>
          </table:table-cell>
          <table:table-cell table:style-name="ce3" table:formula="of:=SQRT(([.C11]^2+[.C12]^2+[.C13]^2)/([.$G$5]*[.$G$6]*[.C5]))" office:value-type="float" office:value="2450398.78797464">
            <text:p>2.450E+006</text:p>
          </table:table-cell>
          <table:table-cell office:value-type="string">
            <text:p>ms⁻¹</text:p>
          </table:table-cell>
          <table:table-cell table:number-columns-repeated="4"/>
        </table:table-row>
        <table:table-row table:style-name="ro2">
          <table:table-cell office:value-type="string">
            <text:p>c_sound</text:p>
          </table:table-cell>
          <table:table-cell table:style-name="ce3" table:formula="of:=SQRT([.$G$8]*[.$G$9]*[.B6]/[.$G$6])" office:value-type="float" office:value="865895.810677016">
            <text:p>8.659E+005</text:p>
          </table:table-cell>
          <table:table-cell table:style-name="ce3" table:formula="of:=SQRT([.$G$8]*[.$G$9]*[.C6]/[.$G$6])" office:value-type="float" office:value="865895.810677016">
            <text:p>8.659E+005</text:p>
          </table:table-cell>
          <table:table-cell office:value-type="string">
            <text:p>ms⁻¹</text:p>
          </table:table-cell>
          <table:table-cell table:number-columns-repeated="4"/>
        </table:table-row>
        <table:table-row table:style-name="ro2">
          <table:table-cell office:value-type="string">
            <text:p>VA^2</text:p>
          </table:table-cell>
          <table:table-cell table:style-name="ce4" table:formula="of:=[.B17]^2" office:value-type="float" office:value="6004454220107.6">
            <text:p>6.00E+012</text:p>
          </table:table-cell>
          <table:table-cell table:style-name="ce4" table:formula="of:=[.C17]^2" office:value-type="float" office:value="6004454220107.6">
            <text:p>6.00E+012</text:p>
          </table:table-cell>
          <table:table-cell table:number-columns-repeated="5"/>
        </table:table-row>
        <table:table-row table:style-name="ro4">
          <table:table-cell office:value-type="string">
            <text:p>LHS Califano</text:p>
          </table:table-cell>
          <table:table-cell table:style-name="ce4" table:formula="of:=([.B5]*[.C5])/([.B5]+[.C5])^2*([.B8]-[.C8])^2" office:value-type="float" office:value="0">
            <text:p>0.00E+000</text:p>
          </table:table-cell>
          <table:table-cell table:style-name="ce6" table:formula="of:=IF([.B20]&lt;[.B19];&quot;Stabilised&quot;;&quot;Not stabilised&quot;)" office:value-type="string" office:string-value="Stabilised">
            <text:p>Stabilised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Grid parameters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 office:value-type="string">
            <text:p>x length</text:p>
          </table:table-cell>
          <table:table-cell office:value-type="float" office:value="300">
            <text:p>300</text:p>
          </table:table-cell>
          <table:table-cell office:value-type="string">
            <text:p>cells</text:p>
          </table:table-cell>
          <table:table-cell table:number-columns-repeated="5"/>
        </table:table-row>
        <table:table-row table:style-name="ro2">
          <table:table-cell office:value-type="string">
            <text:p>x length</text:p>
          </table:table-cell>
          <table:table-cell table:style-name="ce4" office:value-type="float" office:value="1000000">
            <text:p>1.00E+006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z length</text:p>
          </table:table-cell>
          <table:table-cell table:style-name="ce5" office:value-type="float" office:value="300">
            <text:p>300</text:p>
          </table:table-cell>
          <table:table-cell office:value-type="string">
            <text:p>cells</text:p>
          </table:table-cell>
          <table:table-cell table:number-columns-repeated="5"/>
        </table:table-row>
        <table:table-row table:style-name="ro2">
          <table:table-cell office:value-type="string">
            <text:p>z length</text:p>
          </table:table-cell>
          <table:table-cell table:style-name="ce4" office:value-type="float" office:value="1000000">
            <text:p>1.00E+006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dx</text:p>
          </table:table-cell>
          <table:table-cell table:style-name="ce4" table:formula="of:=[.B24]/[.B23]" office:value-type="float" office:value="3333.33333333333">
            <text:p>3.33E+003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dz</text:p>
          </table:table-cell>
          <table:table-cell table:style-name="ce4" table:formula="of:=[.B26]/[.B25]" office:value-type="float" office:value="3333.33333333333">
            <text:p>3.33E+003</text:p>
          </table:table-cell>
          <table:table-cell table:number-columns-repeated="6"/>
        </table:table-row>
        <table:table-row table:style-name="ro2">
          <table:table-cell office:value-type="string">
            <text:p>v length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 office:value-type="string">
            <text:p>dvx = dvy = dvz</text:p>
          </table:table-cell>
          <table:table-cell table:formula="of:=2*[.B31]/([.B29]*4)" office:value-type="float" office:value="208333.333333333">
            <text:p>208333.333333333</text:p>
          </table:table-cell>
          <table:table-cell table:number-columns-repeated="6"/>
        </table:table-row>
        <table:table-row table:style-name="ro2">
          <table:table-cell office:value-type="string">
            <text:p>velocity box min/max</text:p>
          </table:table-cell>
          <table:table-cell table:style-name="ce4" office:value-type="float" office:value="5000000">
            <text:p>5.00E+006</text:p>
          </table:table-cell>
          <table:table-cell table:number-columns-repeated="6"/>
        </table:table-row>
        <table:table-row table:style-name="ro2">
          <table:table-cell office:value-type="string">
            <text:p>or</text:p>
          </table:table-cell>
          <table:table-cell table:number-columns-repeated="7"/>
        </table:table-row>
        <table:table-row table:style-name="ro2">
          <table:table-cell office:value-type="string">
            <text:p>v_max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Plasma parameter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nsequences</text:p>
          </table:table-cell>
          <table:table-cell table:style-name="ce2" table:number-columns-repeated="2"/>
          <table:table-cell table:number-columns-repeated="2"/>
          <table:table-cell office:value-type="string">
            <text:p>Proton gyrofreq</text:p>
          </table:table-cell>
          <table:table-cell table:style-name="ce7" table:formula="of:=[.$G$7]*SQRT([.B11]*[.B11]+[.B12]*[.B12]+[.B13]*[.B13])/[.$G$6]" office:value-type="float" office:value="121.746977063331">
            <text:p>121.7469770633</text:p>
          </table:table-cell>
          <table:table-cell table:style-name="ce7" table:formula="of:=[.$G$7]*SQRT([.C12]*[.C12]+[.C11]*[.C11]+[.C13]*[.C13])/[.$G$6]" office:value-type="float" office:value="121.746977063331">
            <text:p>121.7469770633</text:p>
          </table:table-cell>
        </table:table-row>
        <table:table-row table:style-name="ro2">
          <table:table-cell office:value-type="string">
            <text:p>Thermal velocity</text:p>
          </table:table-cell>
          <table:table-cell table:style-name="ce3" table:formula="of:=SQRT(2*[.$G$9]*[.B6]/[.$G$6])" office:value-type="float" office:value="948541.335914048">
            <text:p>9.485E+005</text:p>
          </table:table-cell>
          <table:table-cell table:style-name="ce3" table:formula="of:=SQRT(2*[.$G$9]*[.C6]/[.$G$6])" office:value-type="float" office:value="948541.335914048">
            <text:p>9.485E+005</text:p>
          </table:table-cell>
          <table:table-cell table:number-columns-repeated="2"/>
          <table:table-cell office:value-type="string">
            <text:p>Proton gyroperiod</text:p>
          </table:table-cell>
          <table:table-cell table:formula="of:=2*PI()/[.G35]" office:value-type="float" office:value="0.0516085529081445">
            <text:p>0.0516085529</text:p>
          </table:table-cell>
          <table:table-cell table:formula="of:=2*PI()/[.H35]" office:value-type="float" office:value="0.0516085529081445">
            <text:p>0.0516085529</text:p>
          </table:table-cell>
        </table:table-row>
        <table:table-row table:style-name="ro2">
          <table:table-cell office:value-type="string">
            <text:p>Proton gyrofrequency</text:p>
          </table:table-cell>
          <table:table-cell table:formula="of:=[.$G$7]*SQRT([.B11]^2+[.B12]^2+[.B13]^2)/([.$G$6]*2*PI())" office:value-type="float" office:value="19.3766332061248">
            <text:p>19.3766332061</text:p>
          </table:table-cell>
          <table:table-cell table:formula="of:=[.$G$7]*SQRT([.C11]^2+[.C12]^2+[.C13]^2)/([.$G$6]*2*PI())" office:value-type="float" office:value="19.3766332061248">
            <text:p>19.3766332061</text:p>
          </table:table-cell>
          <table:table-cell office:value-type="string">
            <text:p>Hz</text:p>
          </table:table-cell>
          <table:table-cell/>
          <table:table-cell office:value-type="string">
            <text:p>Larmor rad apprx</text:p>
          </table:table-cell>
          <table:table-cell table:style-name="ce3" table:formula="of:=[.B36]/[.G35]" office:value-type="float" office:value="7791.08737476602">
            <text:p>7.791E+003</text:p>
          </table:table-cell>
          <table:table-cell table:style-name="ce3" table:formula="of:=[.C36]/[.H35]" office:value-type="float" office:value="7791.08737476602">
            <text:p>7.791E+003</text:p>
          </table:table-cell>
        </table:table-row>
        <table:table-row table:style-name="ro2">
          <table:table-cell office:value-type="string">
            <text:p>Proton gyroperiod</text:p>
          </table:table-cell>
          <table:table-cell table:formula="of:=1/[.B37]" office:value-type="float" office:value="0.0516085529081445">
            <text:p>0.0516085529</text:p>
          </table:table-cell>
          <table:table-cell table:formula="of:=1/[.C37]" office:value-type="float" office:value="0.0516085529081445">
            <text:p>0.0516085529</text:p>
          </table:table-cell>
          <table:table-cell table:number-columns-repeated="2"/>
          <table:table-cell office:value-type="string">
            <text:p>Plasma frequency</text:p>
          </table:table-cell>
          <table:table-cell table:formula="of:= SQRT([.B5]*[.G7]*[.G7]/[.G6]/[.G11])" office:value-type="float" office:value="14898.5790732692">
            <text:p>14898.5790732692</text:p>
          </table:table-cell>
          <table:table-cell table:formula="of:= SQRT([.C5]*[.G7]*[.G7]/[.G6]/[.G11])" office:value-type="float" office:value="14898.5790732692">
            <text:p>14898.5790732692</text:p>
          </table:table-cell>
        </table:table-row>
        <table:table-row table:style-name="ro2">
          <table:table-cell office:value-type="string">
            <text:p>“Gyroradius”</text:p>
          </table:table-cell>
          <table:table-cell table:formula="of:=[.$G$6]*[.B36]/([.$G$7]*SQRT([.B11]*[.B11]+[.B12]*[.B12]+[.B13]*[.B13]))" office:value-type="float" office:value="7791.08737476602">
            <text:p>7791.087374766</text:p>
          </table:table-cell>
          <table:table-cell table:formula="of:=[.$G$6]*[.C36]/([.$G$7]*SQRT([.C12]*[.C12]+[.C12]*[.C12]+[.C13]*[.C13]))" office:value-type="float" office:value="5509.13071551395">
            <text:p>5509.130715514</text:p>
          </table:table-cell>
          <table:table-cell table:number-columns-repeated="2"/>
          <table:table-cell office:value-type="string">
            <text:p>Ion skin depth</text:p>
          </table:table-cell>
          <table:table-cell table:style-name="ce4" table:formula="of:= [.G13]/[.G38]" office:value-type="float" office:value="20136.1484558118">
            <text:p>2.01E+004</text:p>
          </table:table-cell>
          <table:table-cell table:style-name="ce4" table:formula="of:= [.G13]/[.H38]" office:value-type="float" office:value="20136.1484558118">
            <text:p>2.01E+004</text:p>
          </table:table-cell>
        </table:table-row>
        <table:table-row table:style-name="ro2">
          <table:table-cell table:number-columns-repeated="5"/>
          <table:table-cell office:value-type="string">
            <text:p>beta</text:p>
          </table:table-cell>
          <table:table-cell table:formula="of:=[.B5]*[.G9]*[.B6]*2*[.G5]/([.B11]^2+[.B12]^2+[.B13]^2)" office:value-type="float" office:value="0.149843871392109">
            <text:p>0.1498438714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Foot width</text:p>
          </table:table-cell>
          <table:table-cell table:style-name="ce4" table:formula="of:=0.7*[.B8]/[.G35]" office:value-type="float" office:value="7043.29602823682">
            <text:p>7.04E+003</text:p>
          </table:table-cell>
          <table:table-cell office:value-type="string">
            <text:p>m</text:p>
          </table:table-cell>
        </table:table-row>
        <table:table-row table:style-name="ro2">
          <table:table-cell table:style-name="ce2" office:value-type="string">
            <text:p>CFL conditions</text:p>
          </table:table-cell>
          <table:table-cell table:number-columns-repeated="7"/>
        </table:table-row>
        <table:table-row table:style-name="ro2">
          <table:table-cell office:value-type="string">
            <text:p>acceleration</text:p>
          </table:table-cell>
          <table:table-cell table:style-name="ce3" table:formula="of:=[.B30]/(([.G7]/[.G6])*SQRT(3*[.B31]^2)*SQRT(MAX([.B11]^2+[.B12]^2+[.B13]^2;[.C12]^2+[.C12]^2+[.C13]^2)))" office:value-type="float" office:value="0.00013971883200965">
            <text:p>1.397E-004</text:p>
          </table:table-cell>
          <table:table-cell office:value-type="string">
            <text:p>s</text:p>
          </table:table-cell>
          <table:table-cell table:number-columns-repeated="4"/>
          <table:table-cell table:style-name="ce8"/>
        </table:table-row>
        <table:table-row table:style-name="ro2">
          <table:table-cell office:value-type="string">
            <text:p>kinetic</text:p>
          </table:table-cell>
          <table:table-cell table:style-name="ce3" table:formula="of:=MIN([.B27];[.B28])/SQRT(3*[.B31]^2)" office:value-type="float" office:value="0.00038490017945975">
            <text:p>3.849E-004</text:p>
          </table:table-cell>
          <table:table-cell office:value-type="string">
            <text:p>s</text:p>
          </table:table-cell>
          <table:table-cell table:number-columns-repeated="4"/>
          <table:table-cell table:style-name="ce8"/>
        </table:table-row>
        <table:table-row table:style-name="ro2">
          <table:table-cell office:value-type="string">
            <text:p>magnetic</text:p>
          </table:table-cell>
          <table:table-cell table:style-name="ce3" table:formula="of:=[.B27]/MAX([.B17];[.C17])" office:value-type="float" office:value="0.00136032279712662">
            <text:p>1.360E-003</text:p>
          </table:table-cell>
          <table:table-cell office:value-type="string">
            <text:p>s</text:p>
          </table:table-cell>
          <table:table-cell table:number-columns-repeated="4"/>
          <table:table-cell table:style-name="ce8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Fastest hits wall in (no v)</text:p>
          </table:table-cell>
          <table:table-cell table:formula="of:=0.5*[.B24]/MAX([.B15:.C17])" office:value-type="float" office:value="0.142016299380947">
            <text:p>0.1420162994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10 gyroperiods</text:p>
          </table:table-cell>
          <table:table-cell table:formula="of:=10*[.B38]" office:value-type="float" office:value="0.516085529081445">
            <text:p>0.5160855291</text:p>
          </table:table-cell>
          <table:table-cell table:number-columns-repeated="6"/>
        </table:table-row>
        <table:table-row table:style-name="ro2">
          <table:table-cell office:value-type="string">
            <text:p>Envisaged timestep</text:p>
          </table:table-cell>
          <table:table-cell table:style-name="ce4" office:value-type="float" office:value="0.0001">
            <text:p>1.00E-004</text:p>
          </table:table-cell>
          <table:table-cell table:number-columns-repeated="6"/>
        </table:table-row>
        <table:table-row table:style-name="ro2">
          <table:table-cell office:value-type="string">
            <text:p>Number of steps</text:p>
          </table:table-cell>
          <table:table-cell table:formula="of:=[.B48]/[.B49]" office:value-type="float" office:value="5160.85529081445">
            <text:p>5160.8552908145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Matsumoto &amp; Hoshino, JGR 111, A05213</text:p>
          </table:table-cell>
          <table:table-cell table:number-columns-repeated="7"/>
        </table:table-row>
        <table:table-row table:style-name="ro2">
          <table:table-cell office:value-type="string">
            <text:p>A</text:p>
          </table:table-cell>
          <table:table-cell office:value-type="float" office:value="0.35">
            <text:p>0.35</text:p>
          </table:table-cell>
          <table:table-cell table:number-columns-repeated="6"/>
        </table:table-row>
        <table:table-row table:style-name="ro2">
          <table:table-cell office:value-type="string">
            <text:p>Set n_i</text:p>
          </table:table-cell>
          <table:table-cell table:style-name="ce4" office:value-type="float" office:value="128000000">
            <text:p>1.28E+008</text:p>
          </table:table-cell>
          <table:table-cell office:value-type="string">
            <text:p>m^-3</text:p>
          </table:table-cell>
          <table:table-cell table:number-columns-repeated="5"/>
        </table:table-row>
        <table:table-row table:style-name="ro2">
          <table:table-cell office:value-type="string">
            <text:p>Get B</text:p>
          </table:table-cell>
          <table:table-cell table:style-name="ce3" table:formula="of:=SQRT([.$G$5]*[.B55]*[.$G$10]*[.$G$13]^2*[.B54]^2)" office:value-type="float" office:value="0.0000012709678559286">
            <text:p>1.271E-006</text:p>
          </table:table-cell>
          <table:table-cell office:value-type="string">
            <text:p>T</text:p>
          </table:table-cell>
          <table:table-cell table:number-columns-repeated="5"/>
        </table:table-row>
        <table:table-row table:style-name="ro2">
          <table:table-cell office:value-type="string">
            <text:p>Set B</text:p>
          </table:table-cell>
          <table:table-cell table:style-name="ce3" office:value-type="float" office:value="0.000000001">
            <text:p>1.000E-009</text:p>
          </table:table-cell>
          <table:table-cell office:value-type="string">
            <text:p>T</text:p>
          </table:table-cell>
          <table:table-cell table:number-columns-repeated="5"/>
        </table:table-row>
        <table:table-row table:style-name="ro2">
          <table:table-cell office:value-type="string">
            <text:p>get n_i</text:p>
          </table:table-cell>
          <table:table-cell table:style-name="ce3" table:formula="of:=[.B57]^2/([.$G$5]*[.$G$13]^2*[.$G$10]*[.B54]^2)" office:value-type="float" office:value="79.2393374828156">
            <text:p>7.924E+001</text:p>
          </table:table-cell>
          <table:table-cell office:value-type="string">
            <text:p>m^-3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3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008000"/>
    </style:style>
    <style:style style:name="Untitled2" style:family="table-cell" style:parent-style-name="Default">
      <style:text-properties fo:color="#8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4">07/24/2012</text:date>, <text:time>14:0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4T15:44:57</meta:creation-date>
    <dc:date>2012-07-24T14:00:28</dc:date>
    <meta:editing-duration>P1DT17H45M54S</meta:editing-duration>
    <meta:editing-cycles>13</meta:editing-cycles>
    <meta:generator>LibreOffice/3.3$Unix LibreOffice_project/330m19$Build-401</meta:generator>
    <meta:document-statistic meta:table-count="3" meta:cell-count="184" meta:object-count="0"/>
  </office:meta>
</office:document-meta>
</file>